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line-height="200%"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line-height="200%" fo:text-align="center" style:justify-single-word="false"/>
      <style:text-properties fo:font-size="16pt" style:font-size-asian="16pt" style:font-size-complex="16pt"/>
    </style:style>
    <style:style style:name="P6" style:family="paragraph" style:parent-style-name="Standard">
      <style:paragraph-properties fo:line-height="200%" fo:text-align="start" style:justify-single-word="false"/>
      <style:text-properties fo:font-size="14pt" style:font-size-asian="12.25pt" style:font-size-complex="14pt"/>
    </style:style>
    <style:style style:name="P7" style:family="paragraph" style:parent-style-name="Standard">
      <style:paragraph-properties fo:line-height="200%"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line-height="200%" fo:text-align="center" style:justify-single-word="false"/>
      <style:text-properties fo:font-size="18pt" style:font-size-asian="18pt" style:font-size-complex="18pt"/>
    </style:style>
    <style:style style:name="P9" style:family="paragraph" style:parent-style-name="Standard">
      <style:paragraph-properties fo:line-height="200%" fo:text-align="center" style:justify-single-word="false"/>
      <style:text-properties fo:font-size="20pt" style:font-size-asian="20pt" style:font-size-complex="20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Creation of Korssent &amp; The Four Fates </text:p>
      <text:p text:style-name="P1"><text:tab/> In the beginning there was only the crude earth and stone of a barren world. Kranos, Aiyala, Loressa, and Esme stood upon the place they had willed into existence and were not satisfied. Kranos drove his fist into the ground and from the resulting fissures came angry chains of volcanoes, which took over the rock they had intended to call home.</text:p>
      <text:p text:style-name="P1"><text:tab/>As she watched her brother throw a magma-filled tantrum, Aiyala thought there would be a better way to get a world worth living on. She looked to the skies. Clouds formed at the point of her gaze, light and fluffy at first but soon tinged with gray. Before long, they darkened further, and out poured torrential rains, soothing the raging volcanoes and Kranos' temper. </text:p>
      <text:p text:style-name="P1"><text:tab/>They did not stop there, however. The deep fissures and valleys formed by the volcanic activity were filled and soon overrun. Kranos' work was essentially painted over, and when the rains finally stopped, the magma cooled, leaving a collection of islands that to this day Kranos is still bitter about. Aiyala found her place amongst the oceans, and still sailors pray to her for safe passage, though they rarely receive it.</text:p>
      <text:p text:style-name="P1"><text:tab/>For Loressa, land was fine and water was brilliant, but even together there was little excitement to be had on such a dead world. Loressa was the first to think that such a world was too large just for the four of them, though Kranos laughed at her suggestion. Paying him no heed, as she generally did, she looked to the beautiful oceans Aiyala had created, but saw within them what the others had ignored – what was intended to simply be rocks and water had actually formed quite a lot of different substances, byproducts of the reactions the Fates had started on a whim. She checked on them each day, but saw little change, no development. It seemed like a waste. Loressa wished for all to come together, to unite with this world so it could truly become her own. The skies answered her call, sending the first bolt of lightning where her eyes indicated. The bits came together, changed, became other things...but they could not do so on their own. Without her to catalyze the change, the substances would remain <text:soft-page-break/>inert. Loressa knew she could not achieve what she meant to do on her own, and so she called all of the Fates together and told them of what she had done. Though there was some argument, they agreed that their world was not yet complete, and that something had to be done. Each of them looked to the sky and then to the oceans, and the night was lit by thousands of bolts, and when they were done the substances had come together, and to Loressa's delight, had begun to act of their own accord. By the following morning, the oceans teemed with what she called “Life”.</text:p>
      <text:p text:style-name="P1"><text:tab/>Things were exciting for a time. Each of the Fates tailored the Life to suit their wishes. Loressa covered the islands with grasses, plants, and insects and brought them together to form the continents we know today. Kranos was far too impatient to enjoy plant life, and so he took a few insects for himself, making them larger, more powerful, active creatures in their own right. He called them animals, and fancied himself their master. Figuring the plants weren't doing much, he defined them as food for the creatures, and when nature took its course and he had too many goats to count, he set them upon each other, becoming obsessed with making the strongest animal he could. Aiyala withdrew to her oceans, making the most wild creatures she could imagine – worms that could survive off of the odd gasses released at the bottom of the world, where light cannot go; Fish that need not sight, or provide their own light as necessary. Aiyala became obsessed with knowledge, desperate to understand the creatures and how they worked. She took them apart, recombined them with other creatures, and to this day there are terrors lurking below that one should not speak of.</text:p>
      <text:p text:style-name="P1"><text:tab/>For Esme, even Life was not enough. She looked to the creatures the others had made, and to her own attempts. Stupid, simple things, entirely occupied by food and procreation, driven only to make more of themselves. She shaped animals in the image of the Fates themselves, but unlike the others she did not view herself as their Master – though she did not know it, she was seeking friendship, and that desire made itself clear as her animals developed. Soon they walked on two feet, the way that she did. They looked to her and imitated, learning to use basic tools and construct simple things to make their lives better. Esme compared them to the ugly beasts of her compatriots and knew <text:soft-page-break/>they were special. She made efforts to hide her creations, because she realized that she loved them. That if the others knew, they may try to take some of her wonderful creative little critters for themselves, or disagree with her efforts. Esme, despite it all, abhorred confrontation. She wanted something better for her creatures than what Kranos had started calling “Survival of the Fittest”, when he was done wrestling with his goats and felt like making conversation. And so Esme did the unthinkable – she came to the smartest of her apes, and kissed its forehead – she flooded the poor beast with her love, a spark of the divine power she had always known but never thought about. And so the creature suffered for a time, as it coped with what it had been given. Time was nothing to Esme and the others, and so in what seemed like a few days that lucky ape had become a father, then a grandfather, and before she knew it Esme received a shock she could not believe – one of the apes, now lacking the heavy fur she had given them to begin with, asked her a question, in the tongue she had inadvertently taught them. To this day theologians debate what the question was, but nonetheless Esme knew that she had done something the other Fates had not thought of – she had made something that could think, reason, and take action to improve its own situation. We have her to thank for everything intelligence has given us.</text:p>
      <text:p text:style-name="P1"><text:tab/>It was inevitable that these primitive humans would be found by the other Fates. Kranos, always quick to anger, demanded an explanation – why were lowly animals given abilities limited to just the four of them? What use will intelligence be to such simple creatures? Esme did not know what would come of it. Kranos moved to destroy the abominations, seeing them as an eventual threat – and so the first Move of the Great Game was made, followed by the second as Esme denied his attack, and with a mighty surge of magical power banished him from her land. She awaited his response with trepidation – her people wept with joy over being saved, and the tradition of worship many of the Fresians, Eurstonians, Quinnok, and all sorts of Korssent's people follow was born.<text:tab/></text:p>
      <text:p text:style-name="P1"><text:tab/>Kranos vowed revenge, and went to Aiyala, who had lost touch with all of the others, absorbed in her experiments. He told her of what Esme had done, and was dismayed to find Aiyala more <text:soft-page-break/>interested than angry. She had to know for herself just had been brought into their world, and so she stayed Kranos' hand of retribution and left her seclusion to see for herself. Humans fascinated Aiyala, in a clinical sort of way. She wanted to know where the intelligence was in the creatures, but was turned down when she asked to take one apart to find out. More subtle than Kranos, she promised to defend the existence of the creatures, and Esme was relieved to have not made another enemy. Aiyala left without a fuss, and wished Esme luck in her experiments.</text:p>
      <text:p text:style-name="P1"><text:tab/>Of course, she was a bit more tricky than that. Aiyala planted suggestions in the minds of a few of Esme's people, and waited. She always was the most patient of the four, after all. Meanwhile, Esme went to Loressa, and told her of what she had made – Loressa was impressed, though not totally on board with her goals. She offered to protect some of the humans in her land, if they were willing. Some of the humans, which had become surprisingly numerous in the way that they do, saw the tranquil nature of her lands, and the beauty of nature that surrounded her, and were swayed immediately. Esme was relieved to know that her people had the protection of so many, that her great gamble had paid off.</text:p>
      <text:p text:style-name="P1"><text:tab/>Thus, it was inevitable that things would go wrong. Those under the suggestion of Aiyala broke with their sisters and brothers, and blood was spilled. Esme was horrified and sent them away, losing half of her people in the schism. She knew then that the other Fates, despite everything they had been through, could not be trusted. She guarded her people as fiercely as a bear with her cubs, and isolated herself from the lands of the other Fates.</text:p>
      <text:p text:style-name="P1"><text:tab/>Time passed, as it does, even if the Fates barely notice. The humans came to Aiyala, and Kranos saw them. Realizing that he was fighting against the tide, he took some – with some quickly handed resistance – and so all of the Fates had their own People, and diplomatic relations quickly dissipated. Each of the Fates sought to better their People, to outbreed and outdo all the others. When the lands were filled, human culture advanced at an incredible pace – the Fates, long accustomed to things moving slowly, were shocked at the rate of its development. For the first time in centuries, they came together. Tensions ran hot, but there were now too many people under each Fate for any one <text:soft-page-break/>compromise between them to satisfy everyone involved. Thus did they create The Great Game. It was agreed that each would guide their humans in the way they saw fit, with no direct intervention against one-another beyond said guidance. They kept their magic from the humans, beyond that first little spark. Thus were humans allowed reign over the lands of the Fates, and kingdoms rose and fell, the fortunes of the Fates only just entangled with that of their followers. In time, the humans became so advanced that they built great machines, much more complicated and large than the Automatons of today. Then they sinned. They built machines that could learn, and think. These thinking machines offended all of the Fates, an entity that they had no control or influence over. Something not of their own creation.</text:p>
      <text:p text:style-name="P1"><text:tab/>The Fates came together for the second time in millenia. Each had aged, if not in appearance then certainly in cynicism. Distance from the world hardened their hearts, the failures and mistakes of their peoples easily outclassed the weight of good they had managed to produce. They squabbled not just with the servants of other Fates, as they intended, but with each other. To allow the creation of sentience that lacked their divine spark was unthinkable, and so they agreed that the First World was to be discarded, destroyed and born anew. <text:tab/></text:p>
      <text:p text:style-name="P1"><text:tab/>For the Second World, the rules would have to change. It was agreed that the Fates' intervention was a necessity to keep the new people from making the same mistakes as the old. So the Fates began to choose exemplary humans, the Fated, to act as their avatars in influencing the new world, their pieces in the new Game. As we hone in on the precise setting of this story, we must analyze just what effect their influence had on the new peoples of Korssent.</text:p>
      <text:p text:style-name="P5"/>
      <text:p text:style-name="P8">The Current Age (1855)</text:p>
      <text:p text:style-name="P1"><text:tab/>1855 is a time in which much of Korssent is at its peak. Minus the recent collapse of the century-old Empire of Dufraine, the Technological Revolution is spurring growth all over the world, <text:soft-page-break/>providing skilled jobs for the common people, a booming market for investors, and patronage for inventors of fine machines. Korssent bears quite a lot of resemblance to our own Earth, but things have happened quite a bit differently. Magic, a direct connection to the power of the Fates, runs in the blood of the nobility of each nation, resulting in an unusually resilient aristocracy. This aristocracy, as a means of expanding its own power, is also connected to the huge Universities of the major cities of each nation, resulting in a particularly educated ruling class. As a result, political change, solid movements towards democracy that already flourished in our world have largely been stymied in this one. Social and economic change has been greatly accelerated by the concentration of power, but in most countries the people are quite tired of having no say in their own affairs. The rising merchant class, coupled with the skilled artisans, inventors, and mechanics needed to support the Technological Revolution, are a rapidly growing force in the politics of many nations, especially those like Dufraine in which nobility(and therefore a seat on the Chauzian parliament) can be bought if you know the right people. In a few words, Korssent is a powder keg of strife and conflict, technology has brought steel before the people and the merchants are thinking about making some sparks to see what happens.</text:p>
      <text:p text:style-name="P5"/>
      <text:p text:style-name="P8">Nations of Korssent</text:p>
      <text:p text:style-name="P5">Dufraine</text:p>
      <text:p text:style-name="P6"><text:tab/><text:span text:style-name="T1">Dufraine is one of the oldest countries in the world, once a huge empire claiming much of the continent. Unfortunately, the empire fell into a recession in the 1820s that dragged it down to the ground, resulting in a series of uprisings that gutted the government and by 1853 it was a shell of its former self. A minor noble, Jean Duqoc Thoreau, claimed to carry the blood of the popular emperor Thoreau I, lost to war some forty years before. His charisma and dubious claim to royalty were enough to unite the desperate minor nobles and vassals of the bloated corpse of the empire, and they bankrolled </text:span><text:soft-page-break/><text:span text:style-name="T1">the revolution. A few well-timed rallies later, the factory-working masses of Chauz were involved and the old aristocracy made way for the new aristocracy. While they all felt better about life, and a lot of the now major nobles made quite a lot of money, this did little for the economy of the country. At this point it was decided that the charismatic young Thoreau II had done his job well, but the nobles had no need for a new emperor and had him quietly disposed of. </text:span></text:p>
      <text:p text:style-name="P1"><text:tab/>This has lead to the state of Dufraine today. Many of the nobles that essentially worked to destroy the empire have fled, selling their estates to the criminals now making a great trade in the lawless country. Chauz, once the seat of the empire, has re-established a functional government, but faces massive financial troubles, resulting in a city which does quite well economically but has to cut costs everywhere, mostly from the guardhouses, schools, and hospitals. Most of the other cities haven't even gotten that far, either operating totally lawlessly or under the iron hand of a local Lord who quickly leaped to fill the power vacuum. Dufraine is a fractured country, and its enemies are well aware of it.</text:p>
      <text:p text:style-name="P1"><text:tab/>The need for resources drives the countries around Dufraine to make a push for its now barely-unified territory, each nation looking to take a piece for its own, payback for the empire's crimes. The technological boom taking place puts a great of influence with the merchants as well, the loyalties of which are even less reliable. Dufraine is ripe for exploitation.</text:p>
      <text:p text:style-name="P1"><text:tab/>This has lead to a great deal of emigration, but all hope is not lost. The common people of Dufraine are quite used to hardship, and many of the enterprising inventors and merchants among them indeed see bright opportunities in what the nobles of Chauz call “New Dufraine”. There is optimism in the national character of a Dufranc, tempered with pragmatism and just a pinch of ambition. </text:p>
      <text:p text:style-name="P1"><text:tab/></text:p>
      <text:p text:style-name="P7">Notable Cities of Dufraine</text:p>
      <text:p text:style-name="P2">Chauz</text:p>
      <text:p text:style-name="P7"><text:soft-page-break/>Dangerous Places in Dufraine</text:p>
      <text:p text:style-name="P7">Dufraine &amp; Her Neighbors</text:p>
      <text:p text:style-name="P4"><text:tab/>Dufraine is bordered by a number of countries, with the huge Ouvrir River connecting it to Scyllia, Arcadia, Chopshiym, and Krestfalo to the north, Midgart to the east, and Fresia to the south. Dufraine's central placement on the continent secures its role as a trade nation, and most of its resulting reputation stems from that fact. The commoners of Dufraine, from the serfs to laborers and lesser artisans, are known for their stubborn resolve and apparent tolerance for suffering. As one moves up the social ladder, however, the predominate attitude is one of distrust. Those that succeed in Dufraine are the most crafty, ruthless, and innovative. More recently, they also tend to spend a lot of their time pursuing interests outside of the remains of the country, and thus the national character of the extravagant merchant has penetrated most of Korssent.</text:p>
      <text:p text:style-name="P4"><text:tab/>Scyllia and Dufraine have never gotten along, and the two nations have a long tradition of going to war with one another. This has lead to the northern parts of the Ouvrir river being devastated repeatedly over the centuries, creating all sorts of bad blood for those with the misfortune to live there. <text:s text:c="2"/>During the existence of the empire, Scyllia was one of the few nations that could even attempt to compete in trade, thanks to a near monopoly on Micro-work when it was first invented. Several imperial invasions of the country were attempted but generally unsuccessful, fostering a number of grudges. With the collapse of the empire, these grudges have turned into plans, and Scyllia is one of the few nations poised to turn the situation into a military one, with rumors of an invasion circulating daily on the towns along Dufraine's northern border. Scyllians that travel to Dufraine are distrusted for this reason, with the more nationalistic merchants refusing to do business with them, their carts occasionally being pelted with rotten fruit, and constant insults being hurled their direction by irate serfs and laborers.</text:p>
      <text:p text:style-name="P4"><text:tab/></text:p>
      <text:p text:style-name="P4"><text:soft-page-break/><text:s text:c="2"/></text:p>
      <text:p text:style-name="P5">Scyllia</text:p>
      <text:p text:style-name="P7">Notable Cities of Scyllia</text:p>
      <text:p text:style-name="P7">Dangerous Places in Scyllia</text:p>
      <text:p text:style-name="P5">Midgart</text:p>
      <text:p text:style-name="P7">Notable Cities of Midgart</text:p>
      <text:p text:style-name="P7">Dangerous Places in Midgart</text:p>
      <text:p text:style-name="P5">The Divine Kingdom of Fresia</text:p>
      <text:p text:style-name="P1"><text:tab/>Located to the south of Dufraine are the so called “Emerald Sands” of Fresia, a land blessed with fertility despite its dry climate. While nearly half of Fresia is covered in desert, it is rich with underground rivers, some even near to the surface, resulting in the virile plant growth that gives the sands their name. These areas look almost odd juxtaposed with the river bordering areas of the country, <text:s/>which are thickly forested all the way down to the frosty southern tips of the nation. The eastern ring of mountains, known as the Nanda Devi, or <text:s/>“Bliss-giving Goddess”. Ironically, while the range is fertile, absorbing almost all of the precipitation that hits the country, it surrounds the Mauta desert, the most brutal on the continent. Supposedly populated during the first world, the desert is atop a huge series of ruins which run under the majority of the country. Usable openings are rare and often offer limited access to the ruins throughout much of the country – but supposedly those in Mauta are better preserved and more extensive, and legends tell of heroes that journeyed through miles of underground caves only to find themselves in the unforgiving sun of the Mauta, destined to be swallowed by its sands. The ruins cover and seal off the Mauta from much of the groundwater located elsewhere in Fresia, and it is totally barren as a result. Some legends state that it was the first site that felt the retribution of the Fates at the end of the First World, but these are largely unsubstantiated. </text:p>
      <text:p text:style-name="P1"><text:soft-page-break/><text:tab/>The worship of Esme, the Smiling Lady is the thread tying much of Fresia together, culturally, spiritually, and having found itself even central to the country's governance. The area has always been a land ruled by its Faith, and an appropriately theocratic authoritarian government is the result. The larger cities within Fresia enforce a rigid caste system upon its people, which benefits those in the upper castes in a number of profitable ways, but does little for the liberty of the individual. In recent years the rural areas of the country have cast aside many of the protocols of rank, the farmers of such areas being largely autonomous so long as they maintain their quotas, easily doable considering the bounty of their lands. Esme is not big on tenants, and her service stresses support of the less fortunate – so while its citizens have few choices about what to do with their lives, they are not necessarily suffering in their roles. </text:p>
      <text:p text:style-name="P1"><text:tab/>The stability of the Divine Kingdom is remarkable amongst the tumultuous nations of Korssent. For the last six centuries it has been ruled by the Rasshuk dynasty, currently represented by King Vale II. <text:s text:c="2"/></text:p>
      <text:p text:style-name="P7">Notable Cities of Fresia</text:p>
      <text:p text:style-name="P7">Dangerous Places in Fresia</text:p>
      <text:p text:style-name="P7">What Lies Beneath</text:p>
      <text:p text:style-name="P4"><text:tab/>Lurking below Fresia and much of the known world is the Abyss, or the Underworld, or any other numbers of local words for the ruins of the First World, ancient cities reduced to dust and rubble, a dark land overtaken by murderous sentient automatons, those who lost logic long ago. <text:s/></text:p>
      <text:p text:style-name="P7"/>
      <text:p text:style-name="P5">Quinok</text:p>
      <text:p text:style-name="P7">Notable Cities of Quinok</text:p>
      <text:p text:style-name="P7">Dangerous Places in Quinok</text:p>
      <text:p text:style-name="P5"><text:soft-page-break/>Eurston</text:p>
      <text:p text:style-name="P1"><text:tab/>Eurston is a country with a bloody history, one misunderstood often by those brought into contact with it. Originally a group of loosely organized territories, the first Castigation and the awful atrocities that followed were a great encouragement for the peoples of the forests and mountains to unite, to bind together in hopes of stopping the huge invading forces. In order to make this happen, the unification supporting leaders of the various territories came to an agreement rarely made in modern circles, much less medieval ones; Tolerance, both of the religious and social differences, was a necessary element for the Eurstonian Alliance to stand any chance of repelling the superior Midgarten armies. As the first influx of foreigners ruined the settlements of the Rhimar Valley of southern Eurston, a pact was signed between the six Caliphs and Eurston became a unified nation.</text:p>
      <text:p text:style-name="P1"><text:tab/>The resulting wars were devastating to both sides, resulting in bursts of conflict lasting years at a time, spread across two centuries. While Midgart had the upper hand in the initial invasion, their territorial gains were minimal and the newly united Eurston was far more capable than they expected. The final leg of the Castigation, in 1532, was a tremendous victory for the Eurstonians, forging a national identity for its people.</text:p>
      <text:p text:style-name="P1"><text:tab/> During its years at war, Eurston had become a powerful trading nation, and in the mid 16th century its light, speedy merchant ships were seen in most of Korssent's oceans with increasing frequency. The forceful nature of its initial founding meant that the resulting government, with most of the power still held by the Caliphs of local states, was firmly authoritarian, with decisions made almost exclusively by military leaders and advisors. Foreigners were welcomed, and with much of the world's gold finding itself in an Eurstonian port at some point in its circulation, they were all too eager to get their money's worth out of their allegiance. Thanks to its law-mandated tolerance, Eurston also became a haven for mystics, wanders, refugees, and outcasts of all sorts, though they did not receive the fine treatment their merchant fellows did. It should be noted, however, that tolerance is not the same as <text:soft-page-break/>equality; Foreigners were forbidden from holding military or government positions, with a few exceptions for those that proved themselves especially valuable. This system worked for a time, but as Eurston's military became more and more reliant on the meritocratic Janissary Corps and less on local caliphate armies, the foreign-born and descended citizens of the alliance began to demand additional rights – this call for reform soon came to a head.</text:p>
      <text:p text:style-name="P1"><text:tab/>The Time of Strife lasted from the summer of 1649 to the winter of 1653. A group of ethnocentric Caliphs in the northern reaches of country consolidated their loyal forces in the hopes of taking control of the entire region, and the resulting civil war nearly ripped apart the Alliance forged centuries prior. Eventually, the rogue Caliphs were put down by the Janissary Corps, who, being the only remaining force in the country, seized power <text:s/>for themselves. The head of the Corps at the time, Burak Kartal, was a second generation immigrant of mixed ancestory, who's major formative years were spent on the seas, defending Eurstonian merchant vessels. He favored the meritocratic practices of the Janissary and upon declaring himself Sultan, mandated a number of reforms, not the least of which was that any citizen of the newly reborn Eurstonian Empire could attain rank in the government <text:s/>regardless of ancestory. The other major change was the abolishing of local armed forces and incorporation of all willing volunteers into the Janissary Corps. It was obvious from the beginning that Sultan Kartal had big plans for his new empire.</text:p>
      <text:p text:style-name="P1"><text:tab/>The Time of Strife did a number on the country's finances, which lead to the formation of the Corsairs; Privateers were nothing knew in the 17th century, but the speed and agility of Eurstonian ships, not to mention the bloodthirsty tactics of its most accomplished Janissaries, lead to an age of great riches for the newly expansionist empire. Scuffles with the rapidly rising Dufraine were inevitable and the resulting blood feuds fuel ignorance and hatred in both countries to this day. Over the years, as the Sultanate stayed in the hands of a procession of military men, the long-ignored wives of said Janissaries grew tired of their decisions being made almost exclusively by a bunch of pirates who were barely even home most of the year. It was decided amongst the palace dwellers that a more stable <text:soft-page-break/>government would result if the ruler actually spent some time at home, and so when the young Sultan Kartal VII returned home, laden with treasures from the east, he found his wife, Berra Kartal, on his throne, with his guards well under her thumb. Quite graciously, considering the circumstances, he ceded much of the regulatory functions of the Sultanate to her, and tied their inheritance to her lineage, rather than his own. This bloodless coup redefined the nature of Eurston, resulting in a powerful matriarchal backbone the country still benefits from today, and leaving the militarily-capable husbands of said matriarchs to do what they are especially good at, generally killing people.</text:p>
      <text:p text:style-name="P1"><text:tab/>The modern Eurston is great place to visit if you know what to expect, but a bit harrowing otherwise. Its expansionist policies have not changed since Berra's time, and the Corsairs are as thick on the oceans of Korssent as they have ever been. Eurston is rich in resources, both naturally and as a result of plunder, and while it was displaced for a time by the Dufrainian Empire as the hub of trade, with that empire's collapse it has only room to grow back into its old role. Indeed, Dufraine's fall is especially fortuitous in the eyes of Sultana Burakgazi, who pushes for rapid expansion into the region, causing a lot of international tension for the country. While true equality has not yet been achieved in Eurston, it is closer than most nations, and most of its citizens consider themselves lucky to have Esme's blessing in being born there, even as they scrape to get by, or not-always-gently encourage their children to join the Corsairs to help make ends meet. Visitors to the nation are numerous and seem to be generally having a good time, Eurston being a country rich in luxuries and things to do, right up until they're swindled out of their wallets and/or lives.</text:p>
      <text:p text:style-name="P1"><text:tab/> </text:p>
      <text:p text:style-name="P7">Notable Cities of Eurston</text:p>
      <text:p text:style-name="P7">Dangerous Places in Eurston</text:p>
      <text:p text:style-name="P5">Chopshiym</text:p>
      <text:p text:style-name="P1"><text:tab/>Chopshiym's tale is one of great loss, with the people who made up the country being from a <text:soft-page-break/>variety of backgrounds, yet sharing one event in common; In the 1350s, their land was destroyed by the roving bands of zealots that lead the Castigation, or ruined by the wars that followed, wrecking the land in both Eurston and Midgart, turning what was once the most fertile land in Eurston into a blighted corpse of its former self. These badlands could not support even the families that had been there for generations, not to mention becoming worthless both to Eurston and the conquering Midgartens, and thus the only answer for their people was to leave. Having neither loyalty to the Eurstonian empire that had ignored their plight, nor any love for the Midgarten people who brought calamity upon them, the refugees of the conflict, united only by their faith in Kranos, fled across the mountains and into the huge river system of Korrsent. Many were absorbed by Krestfalo, after a long winter in the mountains decimated their numbers to the point they no longer appeared a threat to the Kresti. Unfortunately, that was not the end of the conflicts between the people of Krestfalo and those who began to seek the holy land of Kranos, known as Chopshiym in their ancient legends, prophesied as the place in which they would be free.</text:p>
      <text:p text:style-name="P1"><text:tab/>Unfortunately for the people of what was then the southern border of Krestfalo, along the Ourvir, Kranos' followers tend to a take a very literal interpretation of prophecy; They knew that, as their land was taken from them, they would inevitably be forced to take Chopshiym from those that were not Chosen by Kranos to live there. Coincidentally, the western half of Krestfalo was immensely fertile, easily rivaling the lands the refugees had come from, and well connected by an array of rivers, streams and tributaries; So when they landed there, desperately hungry and with almost nothing, many were persuaded quite easily that it must be the promised land, because their strength wouldn't last <text:s/>them any further. It is said the first battles of what would eventually be known as the War of Founding <text:s/>were unusually ferocious, that the pilgrims fought like wild animals, relying on salvaged equipment, farming implements, and their culture's secret art of manufacturing Golems to achieve victory. Their control was mostly over the port cities along the Southern border at first, but over the course of five centuries <text:s/>war has been unending, and they have expanded their territory to neatly cut into thirds the old Krestfalo <text:soft-page-break/>nation, with the western third using the conflict to regain independence as the nation of Arcadia, and sequestering the Kresti people into the hilly eastern section of their ancestral territory. <text:s text:c="3"/></text:p>
      <text:p text:style-name="P1"><text:tab/>The conflict that bore Chopshiym has continued for basically its entire existence. The eastern border of the modern nation is technically the Rubin river, a cantankerous sort that floods irregularly and deviates each year, meaning that both sides of it have been claimed by both countries for the last five centuries. Attacks and skirmishes at the border are so constant that there is only about an hour without the thunderous sounds of siege equipment, screams of the dying, and earth-shaking impacts of cannon shells each day; For, oddly enough, the aggressive fundamentalist variant of Kranos worship practiced by the Chopys and the more modern adaptation resulting from Krestfalo's history(see below) share a sacred time for prayer, with both sides reserving the hour beginning when the sun reaches its highest point in the sky for Kranos. In practice, most of the citizens brave or poor enough to live in these border towns shorten their personal prayers to their Goatherd and handle what few transactions can be made in such places during this time, check in on the neighbors to make sure no one died, use the outhouse and the various other necessities of civilization. In these places, the houses are built to last, usually out of hempcrete and stone. Buildings are low, dug in a half story or more into the earth and covered with heavy roofs that are repaired frequently. <text:s/></text:p>
      <text:p text:style-name="P1"><text:tab/></text:p>
      <text:p text:style-name="P7">Notable Cities of Chopshiym</text:p>
      <text:p text:style-name="P7">Dangerous Places in Chopshiym<text:span text:style-name="T1"> <text:s/></text:span><text:span text:style-name="T2"><text:s text:c="2"/></text:span><text:span text:style-name="T1"><text:s/></text:span></text:p>
      <text:p text:style-name="P5">Krestfalo</text:p>
      <text:p text:style-name="P1"><text:tab/>Indigenous people forming much of the ethnic background of the areas known now as Arcadia, Chopshiym, and Krestfalo. Kranos figures heavily in their society, which after losing their more fertile lands to the Chopshiym refugees, is mostly dependent on herding and nomadic styles of living.</text:p>
      <text:p text:style-name="P7">Notable Cities of Krestfalo</text:p>
      <text:p text:style-name="P7"><text:soft-page-break/>Dangerous Places in Krestfalo</text:p>
      <text:p text:style-name="P5">Arcadia</text:p>
      <text:p text:style-name="P7">Notable Cities of Arcadia</text:p>
      <text:p text:style-name="P7">Dangerous Places in Arcadia</text:p>
      <text:p text:style-name="P5">Pachu</text:p>
      <text:p text:style-name="P7">Notable Cities of Pachu</text:p>
      <text:p text:style-name="P7">Dangerous Places in Pachu</text:p>
      <text:p text:style-name="P5">Ge'Neht</text:p>
      <text:p text:style-name="P7">Notable Cities of Ge'Neht</text:p>
      <text:p text:style-name="P7">Dangerous Places in Ge'Neht</text:p>
      <text:p text:style-name="P3">The Spine of Gaea</text:p>
      <text:p text:style-name="P3">What Lies Beyond</text:p>
      <text:p text:style-name="P5">Gaell</text:p>
      <text:p text:style-name="P7">Notable Cities of Gaell</text:p>
      <text:p text:style-name="P7">Dangerous Places in Gaell</text:p>
      <text:p text:style-name="P5">Chiapas</text:p>
      <text:p text:style-name="P7">Notable Cities of Chiapas</text:p>
      <text:p text:style-name="P7">Dangerous Places in Chiapas</text:p>
      <text:p text:style-name="P5">Havana</text:p>
      <text:p text:style-name="P7">Notable Cities of Havana</text:p>
      <text:p text:style-name="P7">Dangerous Places in Havana</text:p>
      <text:p text:style-name="P5"><text:soft-page-break/>Kossov Union</text:p>
      <text:p text:style-name="P7">Notable Cities of the Kossov Union</text:p>
      <text:p text:style-name="P7">Dangerous Places in the Kossov 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4:24:06</meta:creation-date>
    <dc:date>2013-04-22T23:56:41</dc:date>
    <meta:editing-duration>P4DT22H37M7S</meta:editing-duration>
    <meta:editing-cycles>25</meta:editing-cycles>
    <meta:generator>LibreOffice/3.5$Linux_x86 LibreOffice_project/350m1$Build-2</meta:generator>
    <meta:document-statistic meta:table-count="0" meta:image-count="0" meta:object-count="0" meta:page-count="17" meta:paragraph-count="92" meta:word-count="5511" meta:character-count="32322" meta:non-whitespace-character-count="26821"/>
  </office:meta>
</office:document-meta>
</file>